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Files</text:span>
        </text:span>
        <text:span text:style-name="rststyle-punctuation">:</text:span>
        <text:span text:style-name="rststyle-error">*</text:span>
        <text:span text:style-name="rststyle-name">
          <text:span text:style-name="rststyle-tag">Copyright</text:span>
        </text:span>
        <text:span text:style-name="rststyle-punctuation">: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name">
          <text:span text:style-name="rststyle-tag">License</text:span>
        </text:span>
        <text:span text:style-name="rststyle-punctuation">: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Section</text:span>
        </text:span>
        <text:span text:style-name="rststyle-punctuation">: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name">
          <text:span text:style-name="rststyle-tag">Priority</text:span>
        </text:span>
        <text:span text:style-name="rststyle-punctuation">: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name">
          <text:span text:style-name="rststyle-tag">Maintainer</text:span>
        </text:span>
        <text:span text:style-name="rststyle-punctuation">: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name">
          <text:span text:style-name="rststyle-tag">Homepage</text:span>
        </text:span>
        <text:span text:style-name="rststyle-punctuation">: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name">
          <text:span text:style-name="rststyle-tag">Package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name">
          <text:span text:style-name="rststyle-tag">Depends</text:span>
        </text:span>
        <text:span text:style-name="rststyle-punctuation">: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name">
          <text:span text:style-name="rststyle-tag">Description</text:span>
        </text:span>
        <text:span text:style-name="rststyle-punctuation">: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2-03T16:35:16</meta:creation-date>
    <dc:creator>a</dc:creator>
    <dc:date>2021-12-03T16:35:16</dc:date>
    <dc:language>en-US</dc:language>
    <meta:editing-cycles>1</meta:editing-cycles>
    <meta:editing-duration>PT00M01S</meta:editing-duration>
    <dc:title>Debian paket yapımı</dc:title>
  </office:meta>
</office:document-meta>
</file>